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97f9" officeooo:paragraph-rsid="001097f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097f9" officeooo:paragraph-rsid="001097f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097f9" officeooo:paragraph-rsid="00113802" style:font-size-asian="16pt" style:font-weight-asian="normal" style:font-size-complex="16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97f9" officeooo:paragraph-rsid="001097f9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97f9" officeooo:paragraph-rsid="00113802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creditar e Confiar</text:span><text:tab/><text:tab/><text:span text:style-name="T2">Michelle Nascimento</text:span></text:p>
      <text:p text:style-name="P2">Não é o fim, não terminou ainda.</text:p>
      <text:p text:style-name="P2">O plano que Deus tem pra você, é como o de Davi que lutou,</text:p>
      <text:p text:style-name="P2">E não desistiu.</text:p>
      <text:p text:style-name="P2">Tudo tem o preço a se pagar e toda a conquista. São muitas batalhas.</text:p>
      <text:p text:style-name="P2">Na angustia tens o refugio, na fraqueza fortaleza tenha fé. Insista, lute.</text:p>
      <text:p text:style-name="P2"/>
      <text:p text:style-name="P2">A vitória virá se você acreditar e confiar,</text:p>
      <text:p text:style-name="P2">Com Cristo tudo pode resolver.</text:p>
      <text:p text:style-name="P2">A vitória virá se você acreditar e confiar</text:p>
      <text:p text:style-name="P2">Creia que Deus contigo está.</text:p>
      <text:p text:style-name="P2"/>
      <text:p text:style-name="P2">Tudo tem o preço a se pagar e toda a conquista.</text:p>
      <text:p text:style-name="P2">São muitas batalhas.</text:p>
      <text:p text:style-name="P2">Na angustia tens o refugio, na fraqueza fortaleza tenha fé. Insista, lute.</text:p>
      <text:p text:style-name="P2"/>
      <text:p text:style-name="P2">A vitória virá se você acreditar e confiar,</text:p>
      <text:p text:style-name="P2">Com Cristo tudo pode resolver.</text:p>
      <text:p text:style-name="P2">A vitória virá se você acreditar e confiar</text:p>
      <text:p text:style-name="P2">Creia que Deus contigo está.</text:p>
      <text:p text:style-name="P2">Ele não mudou, Ele é o mesmo.</text:p>
      <text:p text:style-name="P2"/>
      <text:p text:style-name="P2">A vitória virá se você acreditar e confiar,</text:p>
      <text:p text:style-name="P2">Com Cristo tudo pode resolver.</text:p>
      <text:p text:style-name="P2">A vitória virá se você acreditar e confiar</text:p>
      <text:p text:style-name="P2">Creia que Deus contigo está.</text:p>
      <text:p text:style-name="P2">Ele não mudou, Ele é o mesmo, Ele é fiel.</text:p>
      <text:p text:style-name="P5"><text:span text:style-name="T1">Acreditar e Confiar</text:span><text:tab/><text:tab/><text:span text:style-name="T2">Michelle Nascimento</text:span></text:p>
      <text:p text:style-name="P3">Não é o fim, não terminou ainda.</text:p>
      <text:p text:style-name="P3">O plano que Deus tem pra você, é como o de Davi que lutou,</text:p>
      <text:p text:style-name="P3">E não desistiu.</text:p>
      <text:p text:style-name="P3">Tudo tem o preço a se pagar e toda a conquista. São muitas batalhas.</text:p>
      <text:p text:style-name="P3">Na angustia tens o refugio, na fraqueza fortaleza tenha fé. Insista, lute.</text:p>
      <text:p text:style-name="P3"/>
      <text:p text:style-name="P3">A vitória virá se você acreditar e confiar,</text:p>
      <text:p text:style-name="P3">Com Cristo tudo pode resolver.</text:p>
      <text:p text:style-name="P3">A vitória virá se você acreditar e confiar</text:p>
      <text:p text:style-name="P3">Creia que Deus contigo está.</text:p>
      <text:p text:style-name="P3"/>
      <text:p text:style-name="P3">Tudo tem o preço a se pagar e toda a conquista.</text:p>
      <text:p text:style-name="P3">São muitas batalhas.</text:p>
      <text:p text:style-name="P3">Na angustia tens o refugio, na fraqueza fortaleza tenha fé. Insista, lute.</text:p>
      <text:p text:style-name="P3"/>
      <text:p text:style-name="P3">A vitória virá se você acreditar e confiar,</text:p>
      <text:p text:style-name="P3">Com Cristo tudo pode resolver.</text:p>
      <text:p text:style-name="P3">A vitória virá se você acreditar e confiar</text:p>
      <text:p text:style-name="P3">Creia que Deus contigo está.</text:p>
      <text:p text:style-name="P3">Ele não mudou, Ele é o mesmo.</text:p>
      <text:p text:style-name="P3"/>
      <text:p text:style-name="P3">A vitória virá se você acreditar e confiar,</text:p>
      <text:p text:style-name="P3">Com Cristo tudo pode resolver.</text:p>
      <text:p text:style-name="P3">A vitória virá se você acreditar e confiar</text:p>
      <text:p text:style-name="P3">Creia que Deus contigo está.</text:p>
      <text:p text:style-name="P3">Ele não mudou, Ele é o mesmo, Ele é fi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6:32:29.680402960</dc:date>
    <meta:editing-cycles>12</meta:editing-cycles>
    <meta:editing-duration>PT18M29S</meta:editing-duration>
    <meta:generator>LibreOffice/5.2.4.2.1$Linux_X86_64 LibreOffice_project/20m0$Build-2</meta:generator>
    <meta:document-statistic meta:table-count="0" meta:image-count="0" meta:object-count="0" meta:page-count="1" meta:paragraph-count="46" meta:word-count="352" meta:character-count="1854" meta:non-whitespace-character-count="1546"/>
  </office:meta>
</office:document-meta>
</file>